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eca02" officeooo:paragraph-rsid="001eca0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ca02" officeooo:paragraph-rsid="001eca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2367b0" officeooo:paragraph-rsid="002367b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ca02" officeooo:paragraph-rsid="001eca0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ca02" officeooo:paragraph-rsid="001eca0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ca02" officeooo:paragraph-rsid="002367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ca02" officeooo:paragraph-rsid="0025040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eca02" officeooo:paragraph-rsid="001eca02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eca02" officeooo:paragraph-rsid="00250404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eca02" officeooo:paragraph-rsid="001eca0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ca02" officeooo:paragraph-rsid="001eca0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21a334" officeooo:paragraph-rsid="001eca0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67b0" officeooo:paragraph-rsid="0025040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50404" officeooo:paragraph-rsid="00250404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officeooo:rsid="00250404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2367b0" style:font-style-asian="normal" style:font-style-complex="normal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es participants à l'atelier ROBOTIQUE</text:p>
      <text:p text:style-name="P2"/>
      <text:p text:style-name="P3">* Remise de support Rpi3 – batterie – Camera fixe</text:p>
      <text:p text:style-name="P1"/>
      <text:p text:style-name="P1"/>
      <text:p text:style-name="P5">- <text:span text:style-name="T3">AUFFRET Hervé</text:span></text:p>
      <text:p text:style-name="P4"/>
      <text:p text:style-name="P5">-<text:span text:style-name="T1"> </text:span><text:span text:style-name="T4">CHANDAT Philippe</text:span><text:span text:style-name="T5"><text:tab/></text:span></text:p>
      <text:p text:style-name="P8"/>
      <text:p text:style-name="P5">- <text:span text:style-name="T3">COLLIN François</text:span><text:span text:style-name="T7"><text:tab/><text:tab/>*<text:tab/></text:span></text:p>
      <text:p text:style-name="P5"/>
      <text:p text:style-name="P5">-<text:span text:style-name="T3"> CORRE François</text:span></text:p>
      <text:p text:style-name="P12"/>
      <text:p text:style-name="P5">- <text:span text:style-name="T4">DOLAS Adrien</text:span><text:span text:style-name="T5"><text:tab/><text:tab/>*</text:span></text:p>
      <text:p text:style-name="P5"/>
      <text:p text:style-name="P5">- <text:span text:style-name="T4">DOMANGE Luc</text:span><text:span text:style-name="T5"><text:tab/><text:tab/>*</text:span></text:p>
      <text:p text:style-name="P5"/>
      <text:p text:style-name="P5">- <text:span text:style-name="T3">FOIDARD Jean</text:span></text:p>
      <text:p text:style-name="P5"/>
      <text:p text:style-name="P5">- <text:span text:style-name="T3">FOUGEANET Tanguy</text:span><text:span text:style-name="T7"><text:tab/>*</text:span></text:p>
      <text:p text:style-name="P12"/>
      <text:p text:style-name="P5">-<text:span text:style-name="T1"> </text:span><text:span text:style-name="T4">GUYADER Pierre</text:span><text:span text:style-name="T5"><text:tab/><text:tab/>*</text:span></text:p>
      <text:p text:style-name="P5"/>
      <text:p text:style-name="P5">- <text:span text:style-name="T3">JACQUET Rémi et Victor</text:span><text:span text:style-name="T7"><text:tab/>*</text:span></text:p>
      <text:p text:style-name="P5"/>
      <text:p text:style-name="P5">- <text:span text:style-name="T4">LE GUERROUE Nicolas</text:span><text:span text:style-name="T5"><text:tab/>*</text:span></text:p>
      <text:p text:style-name="P10"/>
      <text:p text:style-name="P5">- <text:span text:style-name="T4">LE VAN Hugo</text:span><text:span text:style-name="T5"><text:tab/><text:tab/>*</text:span></text:p>
      <text:p text:style-name="P5"/>
      <text:p text:style-name="P5">- <text:span text:style-name="T4">MORNET Antoine</text:span></text:p>
      <text:p text:style-name="P5"/>
      <text:p text:style-name="P5">- <text:span text:style-name="T4">PASTOR Patrick</text:span><text:span text:style-name="T5"><text:tab/><text:tab/>*</text:span></text:p>
      <text:p text:style-name="P5"/>
      <text:p text:style-name="P6">- <text:span text:style-name="T4">THOMAS Stéphane</text:span><text:span text:style-name="T5"><text:tab/><text:tab/>*</text:span></text:p>
      <text:p text:style-name="P6"/>
      <text:p text:style-name="P7"><text:span text:style-name="T5">- </text:span><text:span text:style-name="T6">MAUSY Florian<text:tab/><text:tab/>*</text:span></text:p>
      <text:p text:style-name="P7"/>
      <text:p text:style-name="P7"/>
      <text:p text:style-name="P13"/>
      <text:p text:style-name="P7"/>
      <text:p text:style-name="P7"><text:span text:style-name="T6">- </text:span><text:span text:style-name="T2">RODRIGUEZ Marcel<text:tab/>*</text:span></text:p>
      <text:p text:style-name="P9"/>
      <text:p text:style-name="P14">- LEVRON Thierry<text:tab/><text:tab/>*</text:p>
      <text:p text:style-name="P9"/>
      <text:p text:style-name="P14">- DRAN Guy<text:tab/><text:tab/><text:tab/>*</text:p>
      <text:p text:style-name="P7"/>
      <text:p text:style-name="P7"><text:span text:style-name="T2">- RABACHE Olivier<text:tab/><text:tab/>*</text:span><text:span text:style-name="T5"><text:tab/></text:span></text:p>
      <text:p text:style-name="P5"/>
      <text:p text:style-name="P5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6-09-27T14:58:21.904754036</meta:creation-date>
    <dc:date>2017-01-03T18:28:26.865505138</dc:date>
    <dc:creator>papy56 </dc:creator>
    <meta:editing-duration>PT3M26S</meta:editing-duration>
    <meta:editing-cycles>6</meta:editing-cycles>
    <meta:generator>LibreOffice/4.2.8.2$Linux_X86_64 LibreOffice_project/420m0$Build-2</meta:generator>
    <meta:printed-by>papy56 </meta:printed-by>
    <meta:print-date>2016-10-14T13:30:27.194053361</meta:print-date>
    <meta:document-statistic meta:table-count="0" meta:image-count="0" meta:object-count="0" meta:page-count="1" meta:paragraph-count="22" meta:word-count="93" meta:character-count="462" meta:non-whitespace-character-count="374"/>
  </office:meta>
</office:document-meta>
</file>